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2cd2e" officeooo:paragraph-rsid="0008b79d"/>
    </style:style>
    <style:style style:name="P2" style:family="paragraph" style:parent-style-name="Text_20_body">
      <style:text-properties officeooo:rsid="0005708c" officeooo:paragraph-rsid="000792fc"/>
    </style:style>
    <style:style style:name="P3" style:family="paragraph" style:parent-style-name="Text_20_body">
      <style:text-properties officeooo:rsid="0008b79d" officeooo:paragraph-rsid="0008b79d"/>
    </style:style>
    <style:style style:name="P4" style:family="paragraph" style:parent-style-name="Text_20_body">
      <style:paragraph-properties fo:margin-top="0in" fo:margin-bottom="0.0181in" loext:contextual-spacing="false" fo:line-height="100%"/>
      <style:text-properties officeooo:rsid="000d2365" officeooo:paragraph-rsid="000d2365"/>
    </style:style>
    <style:style style:name="P5" style:family="paragraph" style:parent-style-name="Text_20_body">
      <style:paragraph-properties fo:margin-top="0in" fo:margin-bottom="0.0181in" loext:contextual-spacing="false" fo:line-height="100%"/>
      <style:text-properties officeooo:rsid="00115a60" officeooo:paragraph-rsid="00115a60"/>
    </style:style>
    <style:style style:name="P6" style:family="paragraph" style:parent-style-name="Text_20_body">
      <style:paragraph-properties fo:margin-top="0in" fo:margin-bottom="0.0181in" loext:contextual-spacing="false" fo:line-height="100%"/>
      <style:text-properties officeooo:rsid="00115a60" officeooo:paragraph-rsid="0013a125"/>
    </style:style>
    <style:style style:name="P7" style:family="paragraph" style:parent-style-name="Text_20_body">
      <style:paragraph-properties fo:margin-top="0in" fo:margin-bottom="0.0181in" loext:contextual-spacing="false" fo:line-height="100%"/>
      <style:text-properties officeooo:rsid="0013a125" officeooo:paragraph-rsid="0013a125"/>
    </style:style>
    <style:style style:name="P8" style:family="paragraph" style:parent-style-name="Text_20_body">
      <style:paragraph-properties fo:margin-top="0in" fo:margin-bottom="0in" loext:contextual-spacing="false" fo:line-height="100%"/>
      <style:text-properties officeooo:rsid="000ec47e" officeooo:paragraph-rsid="000ec47e"/>
    </style:style>
    <style:style style:name="P9" style:family="paragraph" style:parent-style-name="Title">
      <style:text-properties officeooo:rsid="0002cd2e" officeooo:paragraph-rsid="0002cd2e"/>
    </style:style>
    <style:style style:name="P10" style:family="paragraph" style:parent-style-name="Text_20_body" style:list-style-name="L1">
      <style:text-properties officeooo:rsid="0002cd2e" officeooo:paragraph-rsid="0002cd2e"/>
    </style:style>
    <style:style style:name="P11" style:family="paragraph" style:parent-style-name="Text_20_body" style:list-style-name="L1">
      <style:text-properties officeooo:rsid="0003abde" officeooo:paragraph-rsid="0003abde"/>
    </style:style>
    <style:style style:name="P12" style:family="paragraph" style:parent-style-name="Text_20_body" style:list-style-name="L1">
      <style:text-properties officeooo:rsid="0005708c" officeooo:paragraph-rsid="0005708c"/>
    </style:style>
    <style:style style:name="P13" style:family="paragraph" style:parent-style-name="Text_20_body" style:list-style-name="L4">
      <style:text-properties officeooo:rsid="0008b79d" officeooo:paragraph-rsid="0008b79d"/>
    </style:style>
    <style:style style:name="P14" style:family="paragraph" style:parent-style-name="Text_20_body" style:list-style-name="L4">
      <style:text-properties officeooo:rsid="000a1a35" officeooo:paragraph-rsid="000a1a35"/>
    </style:style>
    <style:style style:name="P15" style:family="paragraph" style:parent-style-name="Text_20_body" style:list-style-name="L4">
      <style:text-properties officeooo:rsid="000d2365" officeooo:paragraph-rsid="000d2365"/>
    </style:style>
    <style:style style:name="P16" style:family="paragraph" style:parent-style-name="Text_20_body">
      <style:text-properties officeooo:rsid="000a1df6" officeooo:paragraph-rsid="0015dcb2"/>
    </style:style>
    <style:style style:name="P17" style:family="paragraph" style:parent-style-name="Text_20_body" style:list-style-name="L9">
      <style:text-properties officeooo:paragraph-rsid="0015dcb2"/>
    </style:style>
    <style:style style:name="P18" style:family="paragraph" style:parent-style-name="Text_20_body" style:list-style-name="L10">
      <style:text-properties officeooo:paragraph-rsid="0015dcb2"/>
    </style:style>
    <style:style style:name="P19" style:family="paragraph" style:parent-style-name="Text_20_body" style:list-style-name="L9">
      <style:text-properties officeooo:rsid="0015dcb2" officeooo:paragraph-rsid="0015dcb2"/>
    </style:style>
    <style:style style:name="P20" style:family="paragraph" style:parent-style-name="Text_20_body" style:list-style-name="L1">
      <style:paragraph-properties fo:margin-top="0in" fo:margin-bottom="0in" loext:contextual-spacing="false" fo:line-height="100%"/>
      <style:text-properties officeooo:rsid="000bee6b" officeooo:paragraph-rsid="000bee6b"/>
    </style:style>
    <style:style style:name="P21" style:family="paragraph" style:parent-style-name="Text_20_body" style:list-style-name="L2">
      <style:paragraph-properties fo:margin-top="0in" fo:margin-bottom="0in" loext:contextual-spacing="false" fo:line-height="100%"/>
      <style:text-properties officeooo:rsid="000bee6b" officeooo:paragraph-rsid="000bee6b"/>
    </style:style>
    <style:style style:name="P22" style:family="paragraph" style:parent-style-name="Text_20_body" style:list-style-name="L3">
      <style:paragraph-properties fo:margin-top="0in" fo:margin-bottom="0in" loext:contextual-spacing="false" fo:line-height="100%"/>
      <style:text-properties officeooo:rsid="000bee6b" officeooo:paragraph-rsid="000bee6b"/>
    </style:style>
    <style:style style:name="P23" style:family="paragraph" style:parent-style-name="Text_20_body" style:list-style-name="L1">
      <style:paragraph-properties fo:margin-top="0in" fo:margin-bottom="0in" loext:contextual-spacing="false"/>
      <style:text-properties officeooo:rsid="000bee6b" officeooo:paragraph-rsid="000bee6b"/>
    </style:style>
    <style:style style:name="P24" style:family="paragraph" style:parent-style-name="Text_20_body" style:list-style-name="L4">
      <style:paragraph-properties fo:margin-top="0in" fo:margin-bottom="0in" loext:contextual-spacing="false" fo:line-height="100%"/>
      <style:text-properties officeooo:rsid="000d2365" officeooo:paragraph-rsid="000d2365"/>
    </style:style>
    <style:style style:name="P25" style:family="paragraph" style:parent-style-name="Text_20_body" style:list-style-name="L5">
      <style:paragraph-properties fo:margin-top="0in" fo:margin-bottom="0in" loext:contextual-spacing="false" fo:line-height="100%"/>
      <style:text-properties officeooo:rsid="000ec47e" officeooo:paragraph-rsid="000ec47e"/>
    </style:style>
    <style:style style:name="P26" style:family="paragraph" style:parent-style-name="Text_20_body" style:list-style-name="L6">
      <style:paragraph-properties fo:margin-top="0in" fo:margin-bottom="0in" loext:contextual-spacing="false" fo:line-height="100%"/>
      <style:text-properties officeooo:rsid="000ec47e" officeooo:paragraph-rsid="000ec47e"/>
    </style:style>
    <style:style style:name="P27" style:family="paragraph" style:parent-style-name="Text_20_body" style:list-style-name="L4">
      <style:paragraph-properties fo:margin-top="0in" fo:margin-bottom="0.0181in" loext:contextual-spacing="false" fo:line-height="100%"/>
      <style:text-properties officeooo:rsid="000d2365" officeooo:paragraph-rsid="0012129c"/>
    </style:style>
    <style:style style:name="P28" style:family="paragraph" style:parent-style-name="Text_20_body" style:list-style-name="L9">
      <style:paragraph-properties fo:margin-top="0in" fo:margin-bottom="0.0181in" loext:contextual-spacing="false" fo:line-height="100%"/>
      <style:text-properties officeooo:rsid="000d2365" officeooo:paragraph-rsid="0015dcb2"/>
    </style:style>
    <style:style style:name="P29" style:family="paragraph" style:parent-style-name="Text_20_body">
      <style:paragraph-properties fo:margin-top="0in" fo:margin-bottom="0.0181in" loext:contextual-spacing="false" fo:line-height="100%"/>
      <style:text-properties officeooo:paragraph-rsid="000d2365"/>
    </style:style>
    <style:style style:name="P30" style:family="paragraph" style:parent-style-name="Text_20_body" style:list-style-name="L7">
      <style:paragraph-properties fo:margin-top="0in" fo:margin-bottom="0.0181in" loext:contextual-spacing="false" fo:line-height="100%"/>
      <style:text-properties officeooo:rsid="000fd852" officeooo:paragraph-rsid="0012129c"/>
    </style:style>
    <style:style style:name="P31" style:family="paragraph" style:parent-style-name="Text_20_body" style:list-style-name="L4">
      <style:paragraph-properties fo:margin-top="0in" fo:margin-bottom="0.0181in" loext:contextual-spacing="false" fo:line-height="100%"/>
      <style:text-properties officeooo:rsid="0012129c" officeooo:paragraph-rsid="0012129c"/>
    </style:style>
    <style:style style:name="P32" style:family="paragraph" style:parent-style-name="Heading_20_2">
      <style:text-properties officeooo:rsid="000a1a35" officeooo:paragraph-rsid="000a1a35"/>
    </style:style>
    <style:style style:name="T1" style:family="text">
      <style:text-properties officeooo:rsid="0003abde"/>
    </style:style>
    <style:style style:name="T2" style:family="text">
      <style:text-properties officeooo:rsid="0005708c"/>
    </style:style>
    <style:style style:name="T3" style:family="text">
      <style:text-properties officeooo:rsid="000792fc"/>
    </style:style>
    <style:style style:name="T4" style:family="text">
      <style:text-properties officeooo:rsid="0007a003"/>
    </style:style>
    <style:style style:name="T5" style:family="text">
      <style:text-properties officeooo:rsid="000a1a35"/>
    </style:style>
    <style:style style:name="T6" style:family="text">
      <style:text-properties officeooo:rsid="000fd852"/>
    </style:style>
    <style:style style:name="T7" style:family="text">
      <style:text-properties officeooo:rsid="0015dcb2"/>
    </style:style>
    <style:style style:name="T8" style:family="text">
      <style:text-properties officeooo:rsid="000a1df6"/>
    </style:style>
    <style:style style:name="T9" style:family="text">
      <style:text-properties officeooo:rsid="000d2365"/>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ur</text:p>
      <text:h text:style-name="Heading_20_2" text:outline-level="2"><text:span text:style-name="T4">Hoe m</text:span>erken dat de deur opengaat? </text:h>
      <text:p text:style-name="P1">kan op <text:span text:style-name="T1">3</text:span> manieren:</text:p>
      <text:list xml:id="list3120265984530753328" text:style-name="L1">
        <text:list-item>
          <text:p text:style-name="P10">Met behulp van een lichtsensor: We plaatsen een lichtsensor <text:span text:style-name="T3">op de deurpost van de</text:span> deur <text:span text:style-name="T1">aan de slotkant. De lichtsensor wijst naar de deur toe. Aan de deur wordt een plaatje gemonteerd dat licht naar de lichtsensor verhinderd als de deur toe is. Wanneer de deur geopend wordt, zal de lichtsensor niet meer afgeschermd worden en dus zal een verandering van licht waargenomen worden.</text:span></text:p>
          <text:p text:style-name="P20">Materiaal: </text:p>
          <text:list>
            <text:list-item>
              <text:p text:style-name="P20">Lichtsensor</text:p>
            </text:list-item>
            <text:list-item>
              <text:p text:style-name="P20">Metalen plaatje</text:p>
            </text:list-item>
            <text:list-item>
              <text:p text:style-name="P20">Dubbelzijdige plakband</text:p>
              <text:p text:style-name="P20"/>
            </text:list-item>
          </text:list>
          <text:p text:style-name="P11">Extra: Deze maatregel kan omzeild worden door het licht uit te laten in de kamer.</text:p>
        </text:list-item>
        <text:list-item>
          <text:p text:style-name="P11">Met behulp van een druksensor: We plaatsen een drukknop op de deur, op een zelfde plaats als bij de lichtsensor. Aan de deurpost wordt een plaatje gehangen dat geleidelijk de knop induwt (en uiteindelijk volledig) als de deur gesloten wordt.</text:p>
          <text:p text:style-name="P23">Materiaal:</text:p>
        </text:list-item>
      </text:list>
      <text:list xml:id="list4465359535628594498" text:style-name="L2">
        <text:list-item>
          <text:p text:style-name="P21">Druksensor</text:p>
        </text:list-item>
        <text:list-item>
          <text:p text:style-name="P21">Metalen plaatje</text:p>
        </text:list-item>
        <text:list-item>
          <text:p text:style-name="P21">Dubbelzijdige plakband</text:p>
          <text:p text:style-name="P21"/>
        </text:list-item>
      </text:list>
      <text:list xml:id="list165954076267662" text:continue-list="list3120265984530753328" text:style-name="L1">
        <text:list-header>
          <text:p text:style-name="P11">Extra: <text:span text:style-name="T2">Bij deze configuratie moet men oppassen dat de drukknop niet breekt omdat deze schuin wordt in gedrukt.</text:span></text:p>
        </text:list-header>
        <text:list-item>
          <text:p text:style-name="P11">Met behulp van een magneetsensor: <text:span text:style-name="T2">Er wordt een magneet sensor geplaats op dezelfde plaats als de lichtsensor. Aan de deurpost wordt nu een magneet geplaatst. Als de deur opengaat zal de magneetsensor de magneet niet meer waarnemen en weten we dat de deur open is</text:span></text:p>
          <text:p text:style-name="P20">Materiaal:</text:p>
        </text:list-item>
      </text:list>
      <text:list xml:id="list6799541003145337358" text:style-name="L3">
        <text:list-item>
          <text:p text:style-name="P22">Magneetsensor</text:p>
        </text:list-item>
        <text:list-item>
          <text:p text:style-name="P22">Magneet</text:p>
        </text:list-item>
        <text:list-item>
          <text:p text:style-name="P22">Metalen plaatje</text:p>
          <text:p text:style-name="P22"/>
        </text:list-item>
      </text:list>
      <text:list xml:id="list165952869132337" text:continue-list="list165954076267662" text:style-name="L1">
        <text:list-header>
          <text:p text:style-name="P12">Extra: Deze maatregel kan worden omzeild door een magneet bij de sensor te houden.</text:p>
        </text:list-header>
      </text:list>
      <text:p text:style-name="P2">Door deze sensoren aan de ‘verkeerde’<text:span text:style-name="T3"> </text:span>kant <text:span text:style-name="T3">(dit is de kant waarlangs een dief zou binnen gaan)</text:span> van de deur te laten installeren kan je op het einde de kinderen de alarmsystemen laten omzeilen.</text:p>
      <text:p text:style-name="P3">Belangrijk voor ons is ook om te weten hoe een deur opengaat, naar binnen of naar buiten.</text:p>
      <text:h text:style-name="Heading_20_2" text:outline-level="2"><text:soft-page-break/>Laten merken dat de deur open is</text:h>
      <text:p text:style-name="P3">Kan op <text:span text:style-name="T5">4</text:span> manieren:</text:p>
      <text:list xml:id="list8926009589200828648" text:style-name="L4">
        <text:list-item>
          <text:p text:style-name="P13">Laat LED lampjes branden op een bordje (een lokaal bordje of een bordje waarmee gecommuniceerd wordt</text:p>
          <text:p text:style-name="P24">Materiaal:</text:p>
        </text:list-item>
      </text:list>
      <text:list xml:id="list183456247626663673" text:style-name="L5">
        <text:list-item>
          <text:list>
            <text:list-item>
              <text:p text:style-name="P25">RGB LED</text:p>
            </text:list-item>
          </text:list>
        </text:list-item>
      </text:list>
      <text:p text:style-name="P8"/>
      <text:list xml:id="list165952647555767" text:continue-list="list8926009589200828648" text:style-name="L4">
        <text:list-item>
          <text:p text:style-name="P13">Laat <text:span text:style-name="T5">een buzzer zoemen</text:span></text:p>
          <text:p text:style-name="P24">Materiaal:</text:p>
        </text:list-item>
      </text:list>
      <text:list xml:id="list6624129386459524059" text:style-name="L6">
        <text:list-item>
          <text:p text:style-name="P26">Active Buzzer</text:p>
          <text:p text:style-name="P26"/>
        </text:list-item>
      </text:list>
      <text:list xml:id="list165954078198975" text:continue-list="list165952647555767" text:style-name="L4">
        <text:list-item>
          <text:p text:style-name="P14">Laat de RaspberryPi een signaal sturen naar een laptop of GSM</text:p>
          <text:p text:style-name="P15">Materiaal: <text:span text:style-name="T6">Geen</text:span></text:p>
        </text:list-item>
        <text:list-item>
          <text:p text:style-name="P14">Neem een foto met een camera</text:p>
          <text:p text:style-name="P27">Materiaal:</text:p>
        </text:list-item>
      </text:list>
      <text:list xml:id="list962404256694691952" text:style-name="L7">
        <text:list-item>
          <text:p text:style-name="P30">Camera</text:p>
        </text:list-item>
      </text:list>
      <text:list xml:id="list165953957998807" text:continue-list="list165954078198975" text:style-name="L4">
        <text:list-header>
          <text:p text:style-name="P31"/>
          <text:p text:style-name="P31">Commentaar: Camera moet op een goede plaats gezet worden → lange kabels om de rest te verbinden. Foto moet ook worden doorgestuurd naar een laptop om weer te geven etc.</text:p>
        </text:list-header>
      </text:list>
      <text:h text:style-name="P32" text:outline-level="2">Activeren van het alarmsysteem</text:h>
      <text:p text:style-name="P16"><text:span text:style-name="T7">Kan op 2 manieren:</text:span></text:p>
      <text:list xml:id="list3717975371747202519" text:style-name="L9">
        <text:list-item>
          <text:p text:style-name="P17"><text:span text:style-name="T8">Via een numpad zal een code moeten worden ingegeven die het alarm vergrendeld en ontgrendelt.</text:span></text:p>
          <text:p text:style-name="P28">Materiaal:</text:p>
        </text:list-item>
      </text:list>
      <text:list xml:id="list8633128476537985289" text:style-name="L10">
        <text:list-item>
          <text:p text:style-name="P18"><text:span text:style-name="T9">Numpad</text:span></text:p>
        </text:list-item>
      </text:list>
      <text:list xml:id="list165954191658622" text:continue-list="list3717975371747202519" text:style-name="L9">
        <text:list-item>
          <text:p text:style-name="P19">Via een drukknop, visuele bevestiging door LEDs en/of zoemer</text:p>
        </text:list-item>
      </text:list>
      <text:p text:style-name="P29"/>
      <text:p text:style-name="P4"/>
      <text:p text:style-name="P7"><text:a xlink:type="simple" xlink:href="http://crumpspot.blogspot.be/2013/05/using-3x4-matrix-keypad-with-raspberry.html" text:style-name="Internet_20_link" text:visited-style-name="Visited_20_Internet_20_Link">http://crumpspot.blogspot.be/2013/05/using-3x4-matrix-keypad-with-raspberry.html</text:a></text:p>
      <text:p text:style-name="P6"/>
      <text:p text:style-name="P5"/>
      <text:p text:style-name="P5"/>
      <text:p text:style-name="P5"/>
      <text:p text:style-name="P5">Standaard zijn er telkens ook een breadboard, GPIO extension board en kabels nod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14:37:18.035452679</meta:creation-date>
    <dc:date>2017-03-02T16:59:52.035131169</dc:date>
    <meta:editing-duration>PT2H52M15S</meta:editing-duration>
    <meta:editing-cycles>15</meta:editing-cycles>
    <meta:generator>LibreOffice/5.1.6.2$Linux_X86_64 LibreOffice_project/10m0$Build-2</meta:generator>
    <meta:document-statistic meta:table-count="0" meta:image-count="0" meta:object-count="0" meta:page-count="2" meta:paragraph-count="49" meta:word-count="437" meta:character-count="2567" meta:non-whitespace-character-count="2199"/>
  </office:meta>
</office:document-meta>
</file>